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0.516cm"/>
    </style:style>
    <style:style style:name="co7" style:family="table-column">
      <style:table-column-properties fo:break-before="auto" style:column-width="5.9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Cafe</text:p>
          </table:table-cell>
          <table:table-cell office:value-type="string">
            <text:p>neuter noun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office:value-type="string">
            <text:p>Camcorder</text:p>
          </table:table-cell>
          <table:table-cell office:value-type="string">
            <text:p>masculine noun</text:p>
          </table:table-cell>
          <table:table-cell office:value-type="string">
            <text:p>das</text:p>
          </table:table-cell>
          <table:table-cell office:value-type="string">
            <text:p>neuter the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office:value-type="string">
            <text:p>campen</text:p>
          </table:table-cell>
          <table:table-cell office:value-type="string">
            <text:p>to go camping, verb</text:p>
          </table:table-cell>
          <table:table-cell office:value-type="string">
            <text:p>der</text:p>
          </table:table-cell>
          <table:table-cell office:value-type="string">
            <text:p>masculine the</text:p>
          </table:table-cell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office:value-type="string">
            <text:p>Campenplatz</text:p>
          </table:table-cell>
          <table:table-cell office:value-type="string">
            <text:p>campsite, masculine nuon</text:p>
          </table:table-cell>
          <table:table-cell office:value-type="string">
            <text:p>die</text:p>
          </table:table-cell>
          <table:table-cell office:value-type="string">
            <text:p>feminine or plural the</text:p>
          </table:table-cell>
        </table:table-row>
        <table:table-row table:style-name="ro2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office:value-type="string">
            <text:p>Caravan</text:p>
          </table:table-cell>
          <table:table-cell office:value-type="string">
            <text:p>caravan, estate car, masculine noun</text:p>
          </table:table-cell>
          <table:table-cell table:number-columns-repeated="2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office:value-type="string">
            <text:p>CD</text:p>
          </table:table-cell>
          <table:table-cell office:value-type="string">
            <text:p>feminine noun</text:p>
          </table:table-cell>
          <table:table-cell table:number-columns-repeated="2"/>
        </table:table-row>
        <table:table-row table:style-name="ro2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office:value-type="string">
            <text:p>Cellis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erufen</text:p>
          </table:table-cell>
          <table:table-cell office:value-type="string">
            <text:p>recall</text:p>
          </table:table-cell>
          <table:table-cell office:value-type="string">
            <text:p>Bäcker</text:p>
          </table:table-cell>
          <table:table-cell office:value-type="string">
            <text:p>baker, masculine noun</text:p>
          </table:table-cell>
          <table:table-cell office:value-type="string">
            <text:p>Celsius</text:p>
          </table:table-cell>
          <table:table-cell office:value-type="string">
            <text:p>centigrade</text:p>
          </table:table-cell>
          <table:table-cell table:number-columns-repeated="2"/>
        </table:table-row>
        <table:table-row table:style-name="ro2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office:value-type="string">
            <text:p>Backobst</text:p>
          </table:table-cell>
          <table:table-cell office:value-type="string">
            <text:p>dried fruit, neuter noun</text:p>
          </table:table-cell>
          <table:table-cell office:value-type="string">
            <text:p>Cen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office:value-type="string">
            <text:p>Bad</text:p>
          </table:table-cell>
          <table:table-cell office:value-type="string">
            <text:p>bath,pool, spa neuter noun</text:p>
          </table:table-cell>
          <table:table-cell office:value-type="string">
            <text:p>Champagner</text:p>
          </table:table-cell>
          <table:table-cell office:value-type="string">
            <text:p>Champagne, masculine noun</text:p>
          </table:table-cell>
          <table:table-cell table:number-columns-repeated="2"/>
        </table:table-row>
        <table:table-row table:style-name="ro2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office:value-type="string">
            <text:p>Badeanstalt</text:p>
          </table:table-cell>
          <table:table-cell office:value-type="string">
            <text:p>swimming baths feminine noun</text:p>
          </table:table-cell>
          <table:table-cell office:value-type="string">
            <text:p>Chance</text:p>
          </table:table-cell>
          <table:table-cell office:value-type="string">
            <text:p>feminine noun</text:p>
          </table:table-cell>
          <table:table-cell table:number-columns-repeated="2"/>
        </table:table-row>
        <table:table-row table:style-name="ro2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office:value-type="string">
            <text:p>Bagger</text:p>
          </table:table-cell>
          <table:table-cell office:value-type="string">
            <text:p>excavator, dredger, masculine noun</text:p>
          </table:table-cell>
          <table:table-cell office:value-type="string">
            <text:p>Chaos</text:p>
          </table:table-cell>
          <table:table-cell office:value-type="string">
            <text:p>neuter noun</text:p>
          </table:table-cell>
          <table:table-cell table:number-columns-repeated="2"/>
        </table:table-row>
        <table:table-row table:style-name="ro2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office:value-type="string">
            <text:p>Bahn</text:p>
          </table:table-cell>
          <table:table-cell office:value-type="string">
            <text:p>path, orbit, track,lane,run,width,railway,train,tram, Feminine noun</text:p>
          </table:table-cell>
          <table:table-cell office:value-type="string">
            <text:p>Charakter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office:value-type="string">
            <text:p>Bahre</text:p>
          </table:table-cell>
          <table:table-cell office:value-type="string">
            <text:p>stretcher, feminine noun</text:p>
          </table:table-cell>
          <table:table-cell office:value-type="string">
            <text:p>charmant</text:p>
          </table:table-cell>
          <table:table-cell office:value-type="string">
            <text:p>charming, charm, adjective</text:p>
          </table:table-cell>
          <table:table-cell table:number-columns-repeated="2"/>
        </table:table-row>
        <table:table-row table:style-name="ro2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office:value-type="string">
            <text:p>Baiser</text:p>
          </table:table-cell>
          <table:table-cell office:value-type="string">
            <text:p>meringue, neuter noun</text:p>
          </table:table-cell>
          <table:table-cell office:value-type="string">
            <text:p>Charterflug</text:p>
          </table:table-cell>
          <table:table-cell office:value-type="string">
            <text:p><text:s/>charter flight, masculine noun</text:p>
          </table:table-cell>
          <table:table-cell table:number-columns-repeated="2"/>
        </table:table-row>
        <table:table-row table:style-name="ro2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office:value-type="string">
            <text:p>Bake</text:p>
          </table:table-cell>
          <table:table-cell office:value-type="string">
            <text:p>beacon, feminine noun </text:p>
          </table:table-cell>
          <table:table-cell office:value-type="string">
            <text:p>Chassis</text:p>
          </table:table-cell>
          <table:table-cell office:value-type="string">
            <text:p>neuter noun</text:p>
          </table:table-cell>
          <table:table-cell table:number-columns-repeated="2"/>
        </table:table-row>
        <table:table-row table:style-name="ro2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office:value-type="string">
            <text:p>Bakterien</text:p>
          </table:table-cell>
          <table:table-cell office:value-type="string">
            <text:p>bacteria </text:p>
          </table:table-cell>
          <table:table-cell office:value-type="string">
            <text:p>Chauffeur</text:p>
          </table:table-cell>
          <table:table-cell office:value-type="string">
            <text:p>Driver, masculine noun</text:p>
          </table:table-cell>
          <table:table-cell table:number-columns-repeated="2"/>
        </table:table-row>
        <table:table-row table:style-name="ro2">
          <table:table-cell office:value-type="string">
            <text:p>abbuchen</text:p>
          </table:table-cell>
          <table:table-cell office:value-type="string">
            <text:p>debit</text:p>
          </table:table-cell>
          <table:table-cell office:value-type="string">
            <text:p>Balance</text:p>
          </table:table-cell>
          <table:table-cell office:value-type="string">
            <text:p>balance feminine noun</text:p>
          </table:table-cell>
          <table:table-cell office:value-type="string">
            <text:p>Chauvinis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office:value-type="string">
            <text:p>Bald</text:p>
          </table:table-cell>
          <table:table-cell office:value-type="string">
            <text:p>soon, </text:p>
          </table:table-cell>
          <table:table-cell office:value-type="string">
            <text:p>Chef</text:p>
          </table:table-cell>
          <table:table-cell office:value-type="string">
            <text:p>head, boss, masculine noun</text:p>
          </table:table-cell>
          <table:table-cell table:number-columns-repeated="2"/>
        </table:table-row>
        <table:table-row table:style-name="ro2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office:value-type="string">
            <text:p>Baldachin</text:p>
          </table:table-cell>
          <table:table-cell office:value-type="string">
            <text:p>canopy, masculine noun</text:p>
          </table:table-cell>
          <table:table-cell office:value-type="string">
            <text:p>Chemie</text:p>
          </table:table-cell>
          <table:table-cell office:value-type="string">
            <text:p>Chemistry, feminine noun</text:p>
          </table:table-cell>
          <table:table-cell table:number-columns-repeated="2"/>
        </table:table-row>
        <table:table-row table:style-name="ro2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office:value-type="string">
            <text:p>baldig</text:p>
          </table:table-cell>
          <table:table-cell office:value-type="string">
            <text:p>early, speedy, as soon as possible</text:p>
          </table:table-cell>
          <table:table-cell office:value-type="string">
            <text:p>Chemiker</text:p>
          </table:table-cell>
          <table:table-cell office:value-type="string">
            <text:p>masculine noun, chemist</text:p>
          </table:table-cell>
          <table:table-cell table:number-columns-repeated="2"/>
        </table:table-row>
        <table:table-row table:style-name="ro2">
          <table:table-cell office:value-type="string">
            <text:p>abdichten</text:p>
          </table:table-cell>
          <table:table-cell office:value-type="string">
            <text:p>seal</text:p>
          </table:table-cell>
          <table:table-cell office:value-type="string">
            <text:p>Balg</text:p>
          </table:table-cell>
          <table:table-cell office:value-type="string">
            <text:p>brat, neuter and masculine</text:p>
          </table:table-cell>
          <table:table-cell office:value-type="string">
            <text:p>Chikoree</text:p>
          </table:table-cell>
          <table:table-cell office:value-type="string">
            <text:p>Chickory, masculine noun</text:p>
          </table:table-cell>
          <table:table-cell table:number-columns-repeated="2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office:value-type="string">
            <text:p>Balkan</text:p>
          </table:table-cell>
          <table:table-cell office:value-type="string">
            <text:p>balkans, masculine noun</text:p>
          </table:table-cell>
          <table:table-cell office:value-type="string">
            <text:p>Chiffre</text:p>
          </table:table-cell>
          <table:table-cell office:value-type="string">
            <text:p>cipher, feminine noun</text:p>
          </table:table-cell>
          <table:table-cell table:number-columns-repeated="2"/>
        </table:table-row>
        <table:table-row table:style-name="ro2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office:value-type="string">
            <text:p>Balken</text:p>
          </table:table-cell>
          <table:table-cell office:value-type="string">
            <text:p>beam, masculine</text:p>
          </table:table-cell>
          <table:table-cell office:value-type="string">
            <text:p>Chile</text:p>
          </table:table-cell>
          <table:table-cell office:value-type="string">
            <text:p>Chile, neuter noun</text:p>
          </table:table-cell>
          <table:table-cell table:number-columns-repeated="2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office:value-type="string">
            <text:p>Balkon</text:p>
          </table:table-cell>
          <table:table-cell office:value-type="string">
            <text:p>balcony, circle, masculine noun</text:p>
          </table:table-cell>
          <table:table-cell office:value-type="string">
            <text:p>China</text:p>
          </table:table-cell>
          <table:table-cell office:value-type="string">
            <text:p>the country, neuter noun</text:p>
          </table:table-cell>
          <table:table-cell table:number-columns-repeated="2"/>
        </table:table-row>
        <table:table-row table:style-name="ro2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office:value-type="string">
            <text:p>Ball</text:p>
          </table:table-cell>
          <table:table-cell office:value-type="string">
            <text:p>ball, masculine noun</text:p>
          </table:table-cell>
          <table:table-cell office:value-type="string">
            <text:p>Chip</text:p>
          </table:table-cell>
          <table:table-cell office:value-type="string">
            <text:p>Micro-chip, masculine noun</text:p>
          </table:table-cell>
          <table:table-cell table:number-columns-repeated="2"/>
        </table:table-row>
        <table:table-row table:style-name="ro2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office:value-type="string">
            <text:p>Ball</text:p>
          </table:table-cell>
          <table:table-cell office:value-type="string">
            <text:p>(dance) ball, masculine noun</text:p>
          </table:table-cell>
          <table:table-cell office:value-type="string">
            <text:p>Chips</text:p>
          </table:table-cell>
          <table:table-cell office:value-type="string">
            <text:p>pl noun, crisps</text:p>
          </table:table-cell>
          <table:table-cell table:number-columns-repeated="2"/>
        </table:table-row>
        <table:table-row table:style-name="ro1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office:value-type="string">
            <text:p>Ballade</text:p>
          </table:table-cell>
          <table:table-cell office:value-type="string">
            <text:p>ballad, feminine noun</text:p>
          </table:table-cell>
          <table:table-cell table:number-columns-repeated="4"/>
        </table:table-row>
        <table:table-row table:style-name="ro1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office:value-type="string">
            <text:p>Ballast</text:p>
          </table:table-cell>
          <table:table-cell office:value-type="string">
            <text:p>ballast, roughage, masculine noun</text:p>
          </table:table-cell>
          <table:table-cell table:number-columns-repeated="4"/>
        </table:table-row>
        <table:table-row table:style-name="ro1">
          <table:table-cell office:value-type="string">
            <text:p>abfahr</text:p>
          </table:table-cell>
          <table:table-cell office:value-type="string">
            <text:p>leave</text:p>
          </table:table-cell>
          <table:table-cell office:value-type="string">
            <text:p>Ballen</text:p>
          </table:table-cell>
          <table:table-cell office:value-type="string">
            <text:p>bale, ball of the hand-foot, bunion, masculine noun</text:p>
          </table:table-cell>
          <table:table-cell table:number-columns-repeated="4"/>
        </table:table-row>
        <table:table-row table:style-name="ro1">
          <table:table-cell office:value-type="string">
            <text:p>Abfall</text:p>
          </table:table-cell>
          <table:table-cell office:value-type="string">
            <text:p>refuse, rubbish, litter, waste, masculine noun</text:p>
          </table:table-cell>
          <table:table-cell office:value-type="string">
            <text:p>Ballerina</text:p>
          </table:table-cell>
          <table:table-cell office:value-type="string">
            <text:p>ballerina feminine noun</text:p>
          </table:table-cell>
          <table:table-cell table:number-columns-repeated="4"/>
        </table:table-row>
        <table:table-row table:style-name="ro1">
          <table:table-cell office:value-type="string">
            <text:p>abfallen</text:p>
          </table:table-cell>
          <table:table-cell office:value-type="string">
            <text:p>drop, fall, be left, slope away, sloping</text:p>
          </table:table-cell>
          <table:table-cell office:value-type="string">
            <text:p>Ballett</text:p>
          </table:table-cell>
          <table:table-cell office:value-type="string">
            <text:p>ballet neuter noun</text:p>
          </table:table-cell>
          <table:table-cell table:number-columns-repeated="4"/>
        </table:table-row>
        <table:table-row table:style-name="ro1">
          <table:table-cell office:value-type="string">
            <text:p>Abfallhaufen</text:p>
          </table:table-cell>
          <table:table-cell office:value-type="string">
            <text:p>rubbish dump, masculine noun</text:p>
          </table:table-cell>
          <table:table-cell office:value-type="string">
            <text:p>Ballon </text:p>
          </table:table-cell>
          <table:table-cell office:value-type="string">
            <text:p>Masculine noun <text:s/>balloon</text:p>
          </table:table-cell>
          <table:table-cell table:number-columns-repeated="4"/>
        </table:table-row>
        <table:table-row table:style-name="ro1">
          <table:table-cell office:value-type="string">
            <text:p>abfallig</text:p>
          </table:table-cell>
          <table:table-cell office:value-type="string">
            <text:p>disparaging</text:p>
          </table:table-cell>
          <table:table-cell office:value-type="string">
            <text:p>Balsalm </text:p>
          </table:table-cell>
          <table:table-cell office:value-type="string">
            <text:p>balm, masculine noun</text:p>
          </table:table-cell>
          <table:table-cell table:number-columns-repeated="4"/>
        </table:table-row>
        <table:table-row table:style-name="ro2">
          <table:table-cell office:value-type="string">
            <text:p>abfangen</text:p>
          </table:table-cell>
          <table:table-cell office:value-type="string">
            <text:p>intercept</text:p>
          </table:table-cell>
          <table:table-cell office:value-type="string">
            <text:p>Baltikum</text:p>
          </table:table-cell>
          <table:table-cell office:value-type="string">
            <text:p>Baltic states, neuter, plural noun</text:p>
          </table:table-cell>
          <table:table-cell table:number-columns-repeated="4"/>
        </table:table-row>
        <table:table-row table:style-name="ro2">
          <table:table-cell office:value-type="string">
            <text:p>abfärben</text:p>
          </table:table-cell>
          <table:table-cell office:value-type="string">
            <text:p>run, not be colour fast</text:p>
          </table:table-cell>
          <table:table-cell office:value-type="string">
            <text:p>Bambus</text:p>
          </table:table-cell>
          <table:table-cell office:value-type="string">
            <text:p>bamboo, masculine noun</text:p>
          </table:table-cell>
          <table:table-cell table:number-columns-repeated="4"/>
        </table:table-row>
        <table:table-row table:style-name="ro2">
          <table:table-cell office:value-type="string">
            <text:p>abfassen</text:p>
          </table:table-cell>
          <table:table-cell office:value-type="string">
            <text:p>draft</text:p>
          </table:table-cell>
          <table:table-cell office:value-type="string">
            <text:p>banal</text:p>
          </table:table-cell>
          <table:table-cell office:value-type="string">
            <text:p>banal, adjective</text:p>
          </table:table-cell>
          <table:table-cell table:number-columns-repeated="4"/>
        </table:table-row>
        <table:table-row table:style-name="ro2">
          <table:table-cell office:value-type="string">
            <text:p>abfertigen</text:p>
          </table:table-cell>
          <table:table-cell office:value-type="string">
            <text:p>attend to, clear, give short shrift</text:p>
          </table:table-cell>
          <table:table-cell office:value-type="string">
            <text:p>Banane</text:p>
          </table:table-cell>
          <table:table-cell office:value-type="string">
            <text:p>banana, feminine noun</text:p>
          </table:table-cell>
          <table:table-cell table:number-columns-repeated="4"/>
        </table:table-row>
        <table:table-row table:style-name="ro2">
          <table:table-cell office:value-type="string">
            <text:p>abfeuern</text:p>
          </table:table-cell>
          <table:table-cell office:value-type="string">
            <text:p>fire, </text:p>
          </table:table-cell>
          <table:table-cell office:value-type="string">
            <text:p>Banause</text:p>
          </table:table-cell>
          <table:table-cell office:value-type="string">
            <text:p>philistine, masculine noun</text:p>
          </table:table-cell>
          <table:table-cell table:number-columns-repeated="4"/>
        </table:table-row>
        <table:table-row table:style-name="ro2">
          <table:table-cell office:value-type="string">
            <text:p>abfinden</text:p>
          </table:table-cell>
          <table:table-cell office:value-type="string">
            <text:p>pay off, compensate,come to terms with </text:p>
          </table:table-cell>
          <table:table-cell office:value-type="string">
            <text:p>Band</text:p>
          </table:table-cell>
          <table:table-cell office:value-type="string">
            <text:p>ribbon, tape, neuter noun</text:p>
          </table:table-cell>
          <table:table-cell table:number-columns-repeated="4"/>
        </table:table-row>
        <table:table-row table:style-name="ro2">
          <table:table-cell office:value-type="string">
            <text:p>abfliegen</text:p>
          </table:table-cell>
          <table:table-cell office:value-type="string">
            <text:p>fly off, take off</text:p>
          </table:table-cell>
          <table:table-cell office:value-type="string">
            <text:p>Band</text:p>
          </table:table-cell>
          <table:table-cell office:value-type="string">
            <text:p>volume, masculine noun</text:p>
          </table:table-cell>
          <table:table-cell table:number-columns-repeated="4"/>
        </table:table-row>
        <table:table-row table:style-name="ro2">
          <table:table-cell office:value-type="string">
            <text:p>abflie<text:span text:style-name="T1">ßen</text:span></text:p>
          </table:table-cell>
          <table:table-cell office:value-type="string">
            <text:p>drain, or run away</text:p>
          </table:table-cell>
          <table:table-cell office:value-type="string">
            <text:p>Band</text:p>
          </table:table-cell>
          <table:table-cell office:value-type="string">
            <text:p>bond, neuter noun</text:p>
          </table:table-cell>
          <table:table-cell table:number-columns-repeated="4"/>
        </table:table-row>
        <table:table-row table:style-name="ro2">
          <table:table-cell office:value-type="string">
            <text:p>Abflug</text:p>
          </table:table-cell>
          <table:table-cell office:value-type="string">
            <text:p>(aviation)departure, masuline noun</text:p>
          </table:table-cell>
          <table:table-cell office:value-type="string">
            <text:p>Band</text:p>
          </table:table-cell>
          <table:table-cell office:value-type="string">
            <text:p>(jazz) band, feminine noun</text:p>
          </table:table-cell>
          <table:table-cell table:number-columns-repeated="4"/>
        </table:table-row>
        <table:table-row table:style-name="ro2">
          <table:table-cell office:value-type="string">
            <text:p>Abfluss</text:p>
          </table:table-cell>
          <table:table-cell office:value-type="string">
            <text:p>drainage, drain masculine noun</text:p>
          </table:table-cell>
          <table:table-cell office:value-type="string">
            <text:p>Bandage</text:p>
          </table:table-cell>
          <table:table-cell office:value-type="string">
            <text:p>feminine noun</text:p>
          </table:table-cell>
          <table:table-cell table:number-columns-repeated="4"/>
        </table:table-row>
        <table:table-row table:style-name="ro2">
          <table:table-cell office:value-type="string">
            <text:p>abfragen</text:p>
          </table:table-cell>
          <table:table-cell office:value-type="string">
            <text:p>test</text:p>
          </table:table-cell>
          <table:table-cell office:value-type="string">
            <text:p>Bande</text:p>
          </table:table-cell>
          <table:table-cell office:value-type="string">
            <text:p>gang, feminine noun</text:p>
          </table:table-cell>
          <table:table-cell table:number-columns-repeated="4"/>
        </table:table-row>
        <table:table-row table:style-name="ro2">
          <table:table-cell office:value-type="string">
            <text:p>Abfuhr</text:p>
          </table:table-cell>
          <table:table-cell office:value-type="string">
            <text:p>removal, rebuff, feminine noun</text:p>
          </table:table-cell>
          <table:table-cell office:value-type="string">
            <text:p>bandigen</text:p>
          </table:table-cell>
          <table:table-cell office:value-type="string">
            <text:p>control, restrain, tam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/03/2016</text:date>, <text:time>22:4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17T22:46:43.76</dc:date>
    <meta:editing-duration>PT1H4M20S</meta:editing-duration>
    <meta:editing-cycles>10</meta:editing-cycles>
    <meta:generator>OpenOffice/4.0.1$Win32 OpenOffice.org_project/401m5$Build-9714</meta:generator>
    <meta:document-statistic meta:table-count="3" meta:cell-count="254" meta:object-count="0"/>
  </office:meta>
</office:document-meta>
</file>